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paragraph-properties fo:margin-left="0.6252in" fo:margin-right="0.3752in" fo:margin-top="0in" fo:margin-bottom="0in" style:contextual-spacing="false" fo:text-indent="0in" style:auto-text-indent="false"/>
    </style:style>
    <style:style style:name="P2" style:family="paragraph" style:parent-style-name="Standard">
      <style:paragraph-properties fo:margin-left="0.0835in" fo:margin-right="0.2917in" fo:margin-top="0in" fo:margin-bottom="0in" style:contextual-spacing="false" style:line-height-at-least="0.4165in" fo:text-align="center" style:justify-single-word="false" fo:orphans="2" fo:widows="2" fo:text-indent="0in" style:auto-text-indent="false"/>
      <style:text-properties fo:font-variant="normal" fo:text-transform="none" fo:color="#000000" loext:opacity="100%" style:font-name="inherit" fo:font-size="12pt" fo:letter-spacing="normal" fo:font-style="normal" fo:font-weight="bold" fo:background-color="#4f6bed" loext:padding="0in" loext:border="none"/>
    </style:style>
    <style:style style:name="P3" style:family="paragraph" style:parent-style-name="Standard">
      <style:paragraph-properties fo:margin-left="0.6252in" fo:margin-right="0.2083in" fo:margin-top="0in" fo:margin-bottom="0in" style:contextual-spacing="false" fo:text-indent="0in" style:auto-text-indent="false"/>
      <style:text-properties loext:padding="0in" loext:border="none"/>
    </style:style>
    <style:style style:name="T1" style:family="text">
      <style:text-properties style:font-name="inherit" fo:font-size="11pt" fo:font-weight="normal"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1-Mar-2023<text:line-break/><text:line-break/>MEE-22-12-918 dentist: Computing uncertainty by sampling points around maximum likelihood estimates<text:line-break/><text:line-break/>Dear Mr James Boyko,<text:line-break/><text:line-break/>I have now received the reviewers' reports and a recommendation from the Associate Editor who handled the review process. Copies of their reports are included below.  Based on their evaluations, I regret to inform you that we are unable to publish your paper in Methods in Ecology and Evolution in its current form.<text:line-break/><text:line-break/>However, we would be willing to consider a new manuscript which takes into consideration the feedback you have received. Any such resubmission would be sent out for another round of external review.<text:line-break/><text:line-break/>After re-reading the ms. and the comments of the AE and the reviewers, it is not clear to me how a reworked version of this ms. could best be structured. On the one hand, the amount of additional theoretical background and benchmarking that the AE and the reviewers feel is warranted are beyond what we would usually look for in an Applications paper. But it would only be worth expanding the ms. into a full research article if the work is really conceptually novel. If, on the other hand, the work is primarily an implementation of existing methods, then it would be better to rework it as a short Applications ms. and put the necessary background and benchmarking into SI. In either case, however, the ms should include a clearer explanation of the underlying method, additional discussion of the relationship between dentist and related packages, and more extensive testing to show the utility and applicability of the methods in dentist to a broader range of models.<text:line-break/><text:line-break/>If you decide to rework and resubmit this ms. as a Research Article, be sure to change the manuscript type in the submission form.<text:line-break/><text:line-break/>Please read the resubmission instructions at the end of this email before submitting your updated manuscript. The deadline for your resubmission is 09-Jun-2023.<text:line-break/><text:line-break/>I look forward to your resubmission.<text:line-break/><text:line-break/>Sincerely,<text:line-break/><text:line-break/>Aaron Ellison<text:line-break/>Executive Editor, Methods in Ecology and Evolution<text:line-break/><text:line-break/>Reply to:<text:line-break/>Ms Amaia Urquia Samele<text:line-break/>Methods in Ecology and Evolution Editorial Office<text:line-break/>coordinator@methodsinecologyandevolution.org<text:line-break/><text:line-break/><text:line-break/>Associate Editor Comments to Author:<text:line-break/>Associate Editor<text:line-break/></text:span><text:soft-page-break/><text:span text:style-name="T1">Comments to the Author:<text:line-break/>Thank you for submitting your study to MEE. Your paper was evaluated by two highly qualified reviewers and in the light of their comments and based on my own reading of the paper I unfortunately cannot recommend it for publication in its current state. I agree with the reviewers that a substantially greater effort should be made to 1) benchmark this method across a wider range of models, 2) clarifying its relationship to MCMC and the advantages of using this approach vs a Bayesian one are, 3) demonstrating that this implementation is significantly different from other available approaches.<text:line-break/><text:line-break/>In addition, I think the premise of the paper might have to be restructured. I do not agree with the authors that quantification of uncertainty is missing so frequently in macroevolution, given the widespread use of Bayesian methods and estimators of confidence intervals in maximum likelihood analyses in phylogenetics and comparative methods (e.g. I do not remember having ever seen a phylogeny published without posterior probability or bootstrap support values). All these methodological efforts should at least be better acknowledged. Since the method proposed in this paper is general, I found the Introduction a little too “Louca and Pennell 2020”-centric and specific to speciation and extinction rate estimation, whereas a more general take would be better for the broad MEE readership. I also think that many authors have done tremendous work to quantify uncertainties around speciation and extinction rate, and yet this body of work does not seem to be acknowledged here.<text:line-break/><text:line-break/>I hope you will find these and the reviewers’ comments useful and recommend to thoroughly rework your study in the light of this feedback, if you choose to resubmit to MEE.<text:line-break/><text:line-break/>Reviewer(s)' Comments to Author:<text:line-break/>Reviewer: 1<text:line-break/><text:line-break/>Comments to the Corresponding Author<text:line-break/>The article presents an algorithm (and its implementation in an R package) for quantifying and visualizing uncertainty in parameter estimates when closed-form confidence intervals are unavailable. The approach is straightforward and simulations suggest that it works for univariate distributions.<text:line-break/><text:line-break/>The algorithm bears a superficial resemblance to slice sampling (Neal 2003), which is a standard method of exploring the likelihood surface and which can be used to quantify uncertainty in model parametes. There is also an implementation of slice sampling in the popular diversitree package. Some discussion of the relationship between and perhaps a comparison of these two approaches seems appropriate.<text:line-break/><text:line-break/>References<text:line-break/>Radford M. Neal. "Slice sampling." Ann. Statist. 31 (3) 705 - 767, June 2003<text:line-break/><text:line-break/><text:line-break/>Reviewer: 2<text:line-break/><text:line-break/>Comments to the Corresponding Author<text:line-break/></text:span><text:soft-page-break/><text:span text:style-name="T1">The paper introduces a tool for estimating confidence intervals for maximum likelihood parameter estimates. The confidence intervals appear to be based on Wilks' theorem, which shows that under certain assumptions, log-likelihood ratios asymptotically follow a chi-squared distribution with the number of degrees of freedom equal to the number of model parameters, which allows for computing CIs from likelihood scores. This, however, is not explicitly stated anywhere in the paper. The authors test the approach on the log-normal distribution, for which analytical CIs are known and then demonstrate the functionality of the package on two artificial examples, as well as two diversification models. The tool is intended to help researchers assess the uncertainty of parameter estimates, as well as find "ridges", i.e. submanifolds within the model space where models can be mathematically indistinguishable or practically indistinguishable due to an insufficient amount of data.<text:line-break/><text:line-break/>Quantifying uncertainty in parameter estimates is scientifically important and a tool like this would likely be useful to many researchers. However, I think that both the principles behind the tool and its intended practical application are insufficiently well-described in the current paper. This makes it hard for me to assess the soundness of the method and might create a risk of misuse by statistically unsophisticated users. Below, I will list the key aspects that should be described in more detail:<text:line-break/><text:line-break/>- The algorithm - the description of the algorithm makes it very unclear what the algorithm does exactly. In particular, the meaning of "denting" the likelihood surface is a mystery to me, despite it apparently being a core concept behind the method. The authors allude to MCMC but it seems like the method does not use MCMC (or does it?)<text:line-break/>- The principle behind and the soundness of estimated CIs - the CIs estimated seem to be approximate CIs following from Wilks' theorem, but this is not stated anywhere and neither are the assumptions necessary for the theorem to hold. These include sufficient data (it's an asymptotic result) and the MLE being an interior point of the range of allowed parameter values (which would be problematic for testing extinction rates of zero, for example). The principle behind the CIs and the fact that they are (presumably) approximate needs to be stated explicitly. Are the authors trying to estimate intervals (for each parameter separately, treating other parameters as nuisance) or regions (for all parameters jointly)? Those two scenarios would require different user-provided thresholds to compute 95% CIs/CRs due to different degrees of freedom depending on the number of parameters being considered. The authors do not provide any information on this apart from the fact that the user can set the "bias" (not a great name for this term), but do not elaborate how the bias translates to the kind of CI being considered (e.g. 90 vs 95%). CIs are a mathematically well-defined concept and it is important to be precise in defining what the method does and under what assumptions.<text:line-break/><text:line-break/>- Evaluation - Evaluating the inferred CIs on one relatively simple distribution where analytical solutions are known is not enough - at least 1-2 more examples should be tested to make sure the authors did not just get lucky for the log-normal distribution. One could also perform repeated simulations to investigate whether the produced CIs are valid. This could be done even for models where analytical solutions are unknown.<text:line-break/></text:span><text:soft-page-break/><text:span text:style-name="T1"><text:line-break/>- Usage section - the usage section is somewhat hard to follow, with fundamental concepts interspersed with minor technical points. I suggest that this section concentrates on general usage principle first and then goes into the details of specific parameters.<text:line-break/><text:line-break/>In summary, while I believe the authors are addressing an important question, I do not believe that this work is ready for publication at this point.<text:line-break/><text:line-break/>Minor points:<text:line-break/>-Fig 4 caption - "MCMC showing finite confidence intervals" - MCMC is usually used as a Bayesian technique, so it would naturally produce high posterior density intervals, not confidence intervals, which are a frequentist concept. Also, a properly run MCMC with a flat (improper) prior should be able to find the ridge and explore more and more extreme parameter values as more iterations are performed, so the simulation might have a problem of some sort.<text:line-break/><text:line-break/>Line 286: "may be overparameterized" - not sure what is meant here exactly.<text:line-break/><text:line-break/>+++++<text:line-break/>RESUBMISSION INSTRUCTIONS<text:line-break/>Please note that resubmitting your manuscript does not guarantee eventual acceptance, and that your resubmission may be subject to re-review before a decision is rendered. Please also ensure that your altered manuscript still conforms to our word limit of 7000-8000 words for Research Articles, or 3000-4000 for Applications and Practical Tools articles.<text:line-break/><text:line-break/>We are also offering language editing with Writefull, free of charge, which may be of interest to you. Writefull screens your text for correctness of grammar, spelling, vocabulary, punctuation, style, word order, phrasing, and more. You can use this service by following this link: </text:span><text:a xlink:type="simple" xlink:href="https://nam11.safelinks.protection.outlook.com/?url=https%3A%2F%2Frevise-c7962b5ef21ca52c4163c44e983d5b45e2.writefull.ai%2F&amp;data=05%7C01%7Cjboyko%40uark.edu%7C04a9eda485a4447bd60708db226de993%7C79c742c4e61c4fa5be89a3cb566a80d1%7C0%7C0%7C638141627710263666%7CUnknown%7CTWFpbGZsb3d8eyJWIjoiMC4wLjAwMDAiLCJQIjoiV2luMzIiLCJBTiI6Ik1haWwiLCJXVCI6Mn0%3D%7C3000%7C%7C%7C&amp;sdata=017401bJe9gaN%2FXPS2ei%2Fy2LD%2BcOTB%2FCVDyjSk3eTBw%3D&amp;reserved=0" office:target-frame-name="_blank" xlink:show="new" text:style-name="Internet_20_link" text:visited-style-name="Visited_20_Internet_20_Link"><text:span text:style-name="T1">https://nam11.safelinks.protection.outlook.com/?url=https%3A%2F%2Frevise-c7962b5ef21ca52c4163c44e983d5b45e2.writefull.ai%2F&amp;data=05%7C01%7Cjboyko%40uark.edu%7C04a9eda485a4447bd60708db226de993%7C79c742c4e61c4fa5be89a3cb566a80d1%7C0%7C0%7C638141627710263666%7CUnknown%7CTWFpbGZsb3d8eyJWIjoiMC4wLjAwMDAiLCJQIjoiV2luMzIiLCJBTiI6Ik1haWwiLCJXVCI6Mn0%3D%7C3000%7C%7C%7C&amp;sdata=017401bJe9gaN%2FXPS2ei%2Fy2LD%2BcOTB%2FCVDyjSk3eTBw%3D&amp;reserved=0</text:span></text:a><text:span text:style-name="T1"><text:line-break/><text:line-break/>Once you have made the suggested changes, go to </text:span><text:a xlink:type="simple" xlink:href="https://nam11.safelinks.protection.outlook.com/?url=https%3A%2F%2Fmc.manuscriptcentral.com%2Fmee-besjournals&amp;data=05%7C01%7Cjboyko%40uark.edu%7C04a9eda485a4447bd60708db226de993%7C79c742c4e61c4fa5be89a3cb566a80d1%7C0%7C0%7C638141627710263666%7CUnknown%7CTWFpbGZsb3d8eyJWIjoiMC4wLjAwMDAiLCJQIjoiV2luMzIiLCJBTiI6Ik1haWwiLCJXVCI6Mn0%3D%7C3000%7C%7C%7C&amp;sdata=qAHHAYZUQazMnFADD4QgQTSbXHBmMMZqlu%2FTOlguAmY%3D&amp;reserved=0" office:target-frame-name="_blank" xlink:show="new" text:style-name="Internet_20_link" text:visited-style-name="Visited_20_Internet_20_Link"><text:span text:style-name="T1">https://nam11.safelinks.protection.outlook.com/?url=https%3A%2F%2Fmc.manuscriptcentral.com%2Fmee-besjournals&amp;data=05%7C01%7Cjboyko%40uark.edu%7C04a9eda485a4447bd60708db226de993%7C79c742c4e61c4fa5be89a3cb566a80d1%7C0%7C0%7C638141627710263666%7CUnknown%7CTWFpbGZsb3d8eyJWIjoiMC4wLjAwMDAiLCJQIjoiV2luMzIiLCJBTiI6Ik1haWwiLCJXVCI6Mn0%3D%7C3000%7C%7C%7C&amp;sdata=qAHHAYZUQazMnFADD4QgQTSbXHBmMMZqlu%2FTOlguAmY%3D&amp;reserved=0</text:span></text:a><text:span text:style-name="T1"> and login to your Author Centre. Click on "Manuscripts with Decisions," and then click on "Create a Resubmission" located next to the manuscript number. Then, follow the steps for resubmitting your </text:span><text:soft-page-break/><text:span text:style-name="T1">manuscript.<text:line-break/><text:line-break/>Because we are trying to facilitate timely publication of manuscripts submitted to Methods in Ecology and Evolution, your new manuscript should be uploaded within 12 weeks. The deadline for your resubmission is 09-Jun-2023. If it is not possible for you to submit your manuscript by that date, please get in touch with the editorial office, otherwise we will consider your paper as a completely new submission.</text:span></text:p>
      <text:p text:style-name="P2">JB</text:p>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10:34:52.675666079</meta:creation-date>
    <dc:date>2023-05-31T10:35:14.007556523</dc:date>
    <meta:editing-duration>PT21S</meta:editing-duration>
    <meta:editing-cycles>1</meta:editing-cycles>
    <meta:generator>LibreOffice/7.3.7.2$Linux_X86_64 LibreOffice_project/30$Build-2</meta:generator>
    <meta:document-statistic meta:table-count="0" meta:image-count="0" meta:object-count="0" meta:page-count="5" meta:paragraph-count="2" meta:word-count="1694" meta:character-count="11619" meta:non-whitespace-character-count="9893"/>
  </office:meta>
</office:document-meta>
</file>